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automatic-styles>
    <style:style style:name="T1" style:family="text">
      <style:text-properties fo:font-variant="normal" fo:text-transform="none" fo:color="#800000" loext:opacity="100%" style:font-name="verdana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G HL7 Version 2 to FH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verdana" svg:font-family="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el Hanselmann</meta:initial-creator>
    <meta:creation-date>2023-01-17T08:57:18.964135377</meta:creation-date>
    <dc:date>2023-01-17T08:58:58.381638395</dc:date>
    <dc:creator>Marcel Hanselmann</dc:creator>
    <meta:editing-duration>PT1M40S</meta:editing-duration>
    <meta:editing-cycles>1</meta:editing-cycles>
    <meta:document-statistic meta:table-count="0" meta:image-count="0" meta:object-count="0" meta:page-count="1" meta:paragraph-count="1" meta:word-count="6" meta:character-count="24" meta:non-whitespace-character-count="19"/>
    <meta:generator>LibreOffice/7.4.0.3$Linux_X86_64 LibreOffice_project/f85e47c08ddd19c015c0114a68350214f7066f5a</meta:generator>
  </office:meta>
</office:document-meta>
</file>